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2df5" officeooo:paragraph-rsid="00012df5"/>
    </style:style>
    <style:style style:name="P2" style:family="paragraph" style:parent-style-name="Standard">
      <style:paragraph-properties fo:text-align="center" style:justify-single-word="false"/>
      <style:text-properties officeooo:rsid="00012df5" officeooo:paragraph-rsid="00012df5"/>
    </style:style>
    <style:style style:name="P3" style:family="paragraph" style:parent-style-name="Standard">
      <style:text-properties officeooo:rsid="00012df5" officeooo:paragraph-rsid="0001ce27"/>
    </style:style>
    <style:style style:name="P4" style:family="paragraph" style:parent-style-name="Standard">
      <style:text-properties officeooo:rsid="0001ce27" officeooo:paragraph-rsid="00012df5"/>
    </style:style>
    <style:style style:name="P5" style:family="paragraph" style:parent-style-name="Standard">
      <style:text-properties officeooo:rsid="0001ce27" officeooo:paragraph-rsid="00047453"/>
    </style:style>
    <style:style style:name="P6" style:family="paragraph" style:parent-style-name="Standard">
      <style:text-properties officeooo:rsid="00047453" officeooo:paragraph-rsid="00047453"/>
    </style:style>
    <style:style style:name="P7" style:family="paragraph" style:parent-style-name="Standard">
      <style:text-properties officeooo:rsid="00056e25" officeooo:paragraph-rsid="0005d825"/>
    </style:style>
    <style:style style:name="P8" style:family="paragraph" style:parent-style-name="Standard">
      <style:text-properties fo:font-style="italic" officeooo:rsid="00056e25" officeooo:paragraph-rsid="00056e25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012df5" officeooo:paragraph-rsid="00012df5" style:font-style-asian="italic" style:font-style-complex="italic"/>
    </style:style>
    <style:style style:name="P10" style:family="paragraph" style:parent-style-name="Standard">
      <style:text-properties officeooo:rsid="0005d825" officeooo:paragraph-rsid="0005d825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  <style:text-properties fo:font-size="12pt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officeooo:rsid="00012df5"/>
    </style:style>
    <style:style style:name="T2" style:family="text">
      <style:text-properties officeooo:rsid="0001ce27"/>
    </style:style>
    <style:style style:name="T3" style:family="text">
      <style:text-properties officeooo:rsid="000314ac"/>
    </style:style>
    <style:style style:name="T4" style:family="text">
      <style:text-properties officeooo:rsid="00047453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314ac"/>
    </style:style>
    <style:style style:name="T7" style:family="text">
      <style:text-properties style:text-position="sub 58%" officeooo:rsid="00047453"/>
    </style:style>
    <style:style style:name="T8" style:family="text">
      <style:text-properties style:text-position="super 58%" officeooo:rsid="00047453"/>
    </style:style>
    <style:style style:name="T9" style:family="text">
      <style:text-properties officeooo:rsid="00056e25"/>
    </style:style>
    <style:style style:name="T10" style:family="text">
      <style:text-properties fo:font-weight="bold" officeooo:rsid="000314ac" style:font-weight-asian="bold" style:font-weight-complex="bold"/>
    </style:style>
    <style:style style:name="T11" style:family="text">
      <style:text-properties officeooo:rsid="0005d825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normal" officeooo:rsid="000314ac" style:font-weight-asian="normal" style:font-weight-complex="normal"/>
    </style:style>
    <style:style style:name="T14" style:family="text">
      <style:text-properties fo:font-weight="normal" officeooo:rsid="000314ac" style:font-weight-asian="normal" style:font-weight-complex="normal"/>
    </style:style>
    <style:style style:name="T15" style:family="text">
      <style:text-properties officeooo:rsid="0005dcc3"/>
    </style: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0.4744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0.4571in" fo:min-width="0.1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justify" draw:textarea-vertical-align="middle" draw:auto-grow-height="false" fo:min-height="0.4425in" fo:min-width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00" draw:textarea-horizontal-align="justify" draw:textarea-vertical-align="middle" draw:auto-grow-height="false" fo:min-height="0.3165in" fo:min-width="0.1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000000" draw:textarea-horizontal-align="justify" draw:textarea-vertical-align="middle" draw:auto-grow-height="false" fo:min-height="0.3862in" fo:min-width="0.1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000000" draw:textarea-horizontal-align="justify" draw:textarea-vertical-align="middle" draw:auto-grow-height="false" fo:min-height="0.3236in" fo:min-width="0.1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screte Monotonic Limit<text:span text:style-name="T15">s</text:span></text:p>
      <text:p text:style-name="P2">by Sven Nilsen, 2020</text:p>
      <text:p text:style-name="P4"/>
      <text:p text:style-name="P8">In this paper I introduce discrete monotonic limit<text:span text:style-name="T15">s</text:span>, <text:span text:style-name="T11">which are larger than continuous limits</text:span>.</text:p>
      <text:p text:style-name="P5"/>
      <text:p text:style-name="P5"><text:span text:style-name="T3">A monotonic function has the property:</text:span></text:p>
      <text:p text:style-name="P5"/>
      <text:p text:style-name="P5"><text:tab/><text:span text:style-name="T3">x &gt;= y<text:tab/><text:tab/>=&gt;<text:tab/><text:tab/>f(x) &gt;= f(y)</text:span></text:p>
      <text:p text:style-name="P6"/>
      <text:p text:style-name="P6">One can construct discrete monotonic functions out of ranges `[a<text:span text:style-name="T5">i</text:span>, b<text:span text:style-name="T5">i</text:span>)`, which can describe discrete sets.</text:p>
      <text:p text:style-name="P6">To generalize constructions to support continuous sets, one can use Dual Number Monotonic Density.</text:p>
      <text:p text:style-name="P5"><text:span text:style-name="T3">A Dual Number Monotonic Density measures the discrete/continuous increase of a range `[a</text:span><text:span text:style-name="T6">i</text:span><text:span text:style-name="T3">, k</text:span><text:span text:style-name="T6">i</text:span><text:span text:style-name="T3">, b</text:span><text:span text:style-name="T6">i</text:span><text:span text:style-name="T3">)`:</text:span></text:p>
      <text:p text:style-name="P5"/>
      <text:p text:style-name="P5"><text:tab/><text:span text:style-name="T4">k</text:span><text:span text:style-name="T7">i</text:span><text:span text:style-name="T4"> := x</text:span><text:span text:style-name="T7">i</text:span><text:span text:style-name="T4"> + y</text:span><text:span text:style-name="T7">i</text:span><text:span text:style-name="T4"> ε</text:span></text:p>
      <text:p text:style-name="P5"/>
      <text:p text:style-name="P5"><text:tab/><text:span text:style-name="T4">x</text:span><text:span text:style-name="T7">i</text:span><text:span text:style-name="T4"> : real</text:span></text:p>
      <text:p text:style-name="P5"><text:tab/><text:span text:style-name="T4">y</text:span><text:span text:style-name="T7">i</text:span><text:span text:style-name="T4"> : real</text:span></text:p>
      <text:p text:style-name="P5"><text:tab/>ε<text:span text:style-name="T8">2</text:span><text:span text:style-name="T4"> = 0</text:span></text:p>
      <text:p text:style-name="P5"><text:tab/><text:span text:style-name="T4">(x</text:span><text:span text:style-name="T7">i</text:span><text:span text:style-name="T4"> = 0) ∨ (y</text:span><text:span text:style-name="T7">i</text:span><text:span text:style-name="T4"> = 0)</text:span></text:p>
      <text:p text:style-name="P3"/>
      <text:p text:style-name="P7"><text:span text:style-name="T1">Dual Number Monotonic Density</text:span> can be used to reason about semantics <text:span text:style-name="T11">of </text:span>discrete vs continuous <text:span text:style-name="T11">sets</text:span>.</text:p>
      <text:p text:style-name="P3"><text:span text:style-name="T9">T</text:span>he intuition behind <text:span text:style-name="T9">this representation implies</text:span> a limit where a continuous set becomes discrete.</text:p>
      <text:p text:style-name="P3"/>
      <text:p text:style-name="P3"><text:span text:style-name="T2">This idea might be familiar from experienced users of painting software:</text:span></text:p>
      <text:p text:style-name="P1"><draw:custom-shape text:anchor-type="paragraph" draw:z-index="9" draw:name="Shape2" draw:style-name="gr7" draw:text-style-name="P13" svg:width="0.1504in" svg:height="0.324in" svg:x="5.4547in" svg:y="0.1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2" draw:style-name="gr4" draw:text-style-name="P12" svg:width="0.1512in" svg:height="0.4425in" svg:x="6.2256in" svg:y="0.1882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line text:anchor-type="paragraph" draw:z-index="0" draw:name="Shape1" draw:style-name="gr1" draw:text-style-name="P11" svg:x1="0.8083in" svg:y1="0.722in" svg:x2="1.9508in" svg:y2="0.7138in"><text:p/></draw:line><draw:line text:anchor-type="paragraph" draw:z-index="1" draw:name="Shape1" draw:style-name="gr1" draw:text-style-name="P11" svg:x1="3.1945in" svg:y1="1.0764in" svg:x2="3.848in" svg:y2="0.2102in"><text:p/></draw:line><draw:line text:anchor-type="paragraph" draw:z-index="5" draw:name="Shape1" draw:style-name="gr1" draw:text-style-name="P11" svg:x1="4.3909in" svg:y1="1.1783in" svg:x2="4.6118in" svg:y2="0.0917in"><text:p/></draw:line><draw:line text:anchor-type="paragraph" draw:z-index="6" draw:name="Shape1" draw:style-name="gr1" draw:text-style-name="P11" svg:x1="2.3126in" svg:y1="0.9189in" svg:x2="3.1945in" svg:y2="0.4854in"><text:p/></draw:line></text:p>
      <text:p text:style-name="P1"><draw:custom-shape text:anchor-type="paragraph" draw:z-index="8" draw:name="Shape2" draw:style-name="gr6" draw:text-style-name="P13" svg:width="0.1504in" svg:height="0.3862in" svg:x="5.3047in" svg:y="0.1445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3" draw:name="Shape2" draw:style-name="gr3" draw:text-style-name="P13" svg:width="0.1504in" svg:height="0.4571in" svg:x="6.0756in" svg:y="0.0543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7" draw:name="Shape2" draw:style-name="gr5" draw:text-style-name="P13" svg:width="0.1504in" svg:height="0.3169in" svg:x="5.1547in" svg:y="0.1472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2" draw:name="Shape2" draw:style-name="gr2" draw:text-style-name="P12" svg:width="0.1512in" svg:height="0.4748in" svg:x="5.9252in" svg:y="0.128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10" draw:name="Shape2" draw:style-name="gr5" draw:text-style-name="P13" svg:width="0.1504in" svg:height="0.3169in" svg:x="5.0047in" svg:y="0.0807in"><text:p/><draw:enhanced-geometry svg:viewBox="0 0 21600 21600" draw:mirror-horizontal="false" draw:mirror-vertical="false" draw:type="rectangle" draw:enhanced-path="M 0 0 L 21600 0 21600 21600 0 21600 0 0 Z N"/></draw:custom-shape></text:p>
      <text:p text:style-name="P1"/>
      <text:p text:style-name="P1"/>
      <text:p text:style-name="P9"><text:span text:style-name="T9">If you draw an almost-vertical line in painting software without anti-aliasing,</text:span></text:p>
      <text:p text:style-name="P9"><text:span text:style-name="T9">then when zooming in, the pixels becomes easily noticeable because of regular “jumps”.</text:span></text:p>
      <text:p text:style-name="P1"/>
      <text:p text:style-name="P5">A monotonic function of type `real → real` can not describe a vertical line, because it would mean that the function returns multiple values for some input value. <text:span text:style-name="T3">However, one can get arbitrary close: For any point on a continuous function, there exists a continuous function with a larger increase at the same point. This is done by simply increasing the `y</text:span><text:span text:style-name="T6">i</text:span><text:span text:style-name="T3">` component.</text:span></text:p>
      <text:p text:style-name="P5"/>
      <text:p text:style-name="P5"><text:span text:style-name="T9">There is a way of increasing the steepness of a curve </text:span><text:span text:style-name="T13">greater</text:span><text:span text:style-name="T3"> than any continuous function:<text:line-break/><text:line-break/>When the monotonic density is discrete, the `x</text:span><text:span text:style-name="T6">i</text:span><text:span text:style-name="T3">` component is non-zero and the `y</text:span><text:span text:style-name="T6">i</text:span><text:span text:style-name="T3">` component is zero.</text:span></text:p>
      <text:p text:style-name="P10">A such dual number is greater than any dual number with a zero `x<text:span text:style-name="T5">i</text:span>` component. However, even if discrete increases are larger than all continuous ones, <text:span text:style-name="T12">one can always create a larger discrete increase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23:52.033167000</meta:creation-date>
    <dc:date>2020-03-16T10:29:01.339638000</dc:date>
    <meta:editing-duration>PT2M44S</meta:editing-duration>
    <meta:editing-cycles>1</meta:editing-cycles>
    <meta:document-statistic meta:table-count="0" meta:image-count="0" meta:object-count="0" meta:page-count="1" meta:paragraph-count="21" meta:word-count="296" meta:character-count="1768" meta:non-whitespace-character-count="1484"/>
    <meta:generator>LibreOffice/5.1.2.2$MacOSX_X86_64 LibreOffice_project/d3bf12ecb743fc0d20e0be0c58ca359301eb705f</meta:generator>
  </office:meta>
</office:document-meta>
</file>